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BFFFE741/content.xml"/>
  <manifest:file-entry manifest:media-type="text/xml" manifest:full-path="ObjBFFFE741/settings.xml"/>
  <manifest:file-entry manifest:media-type="application/vnd.oasis.opendocument.formula" manifest:full-path="ObjBFFFE741/"/>
  <manifest:file-entry manifest:media-type="text/xml" manifest:full-path="ObjBFFFE742/content.xml"/>
  <manifest:file-entry manifest:media-type="text/xml" manifest:full-path="ObjBFFFE742/settings.xml"/>
  <manifest:file-entry manifest:media-type="application/vnd.oasis.opendocument.formula" manifest:full-path="ObjBFFFE742/"/>
  <manifest:file-entry manifest:media-type="text/xml" manifest:full-path="ObjBFFFE743/content.xml"/>
  <manifest:file-entry manifest:media-type="text/xml" manifest:full-path="ObjBFFFE743/settings.xml"/>
  <manifest:file-entry manifest:media-type="application/vnd.oasis.opendocument.formula" manifest:full-path="ObjBFFFE743/"/>
  <manifest:file-entry manifest:media-type="text/xml" manifest:full-path="ObjBFFFE744/content.xml"/>
  <manifest:file-entry manifest:media-type="text/xml" manifest:full-path="ObjBFFFE744/settings.xml"/>
  <manifest:file-entry manifest:media-type="application/vnd.oasis.opendocument.formula" manifest:full-path="ObjBFFFE744/"/>
  <manifest:file-entry manifest:media-type="text/xml" manifest:full-path="ObjBFFFE745/content.xml"/>
  <manifest:file-entry manifest:media-type="text/xml" manifest:full-path="ObjBFFFE745/settings.xml"/>
  <manifest:file-entry manifest:media-type="application/vnd.oasis.opendocument.formula" manifest:full-path="ObjBFFFE745/"/>
  <manifest:file-entry manifest:media-type="text/xml" manifest:full-path="ObjBFFFE746/content.xml"/>
  <manifest:file-entry manifest:media-type="text/xml" manifest:full-path="ObjBFFFE746/settings.xml"/>
  <manifest:file-entry manifest:media-type="application/vnd.oasis.opendocument.formula" manifest:full-path="ObjBFFFE746/"/>
  <manifest:file-entry manifest:media-type="text/xml" manifest:full-path="ObjBFFFE747/content.xml"/>
  <manifest:file-entry manifest:media-type="text/xml" manifest:full-path="ObjBFFFE747/settings.xml"/>
  <manifest:file-entry manifest:media-type="application/vnd.oasis.opendocument.formula" manifest:full-path="ObjBFFFE747/"/>
  <manifest:file-entry manifest:media-type="text/xml" manifest:full-path="ObjBFFFE748/content.xml"/>
  <manifest:file-entry manifest:media-type="text/xml" manifest:full-path="ObjBFFFE748/settings.xml"/>
  <manifest:file-entry manifest:media-type="application/vnd.oasis.opendocument.formula" manifest:full-path="ObjBFFFE748/"/>
  <manifest:file-entry manifest:media-type="text/xml" manifest:full-path="ObjBFFFE749/content.xml"/>
  <manifest:file-entry manifest:media-type="text/xml" manifest:full-path="ObjBFFFE749/settings.xml"/>
  <manifest:file-entry manifest:media-type="application/vnd.oasis.opendocument.formula" manifest:full-path="ObjBFFFE749/"/>
  <manifest:file-entry manifest:media-type="text/xml" manifest:full-path="ObjBFFFE74A/content.xml"/>
  <manifest:file-entry manifest:media-type="text/xml" manifest:full-path="ObjBFFFE74A/settings.xml"/>
  <manifest:file-entry manifest:media-type="application/vnd.oasis.opendocument.formula" manifest:full-path="ObjBFFFE74A/"/>
  <manifest:file-entry manifest:media-type="application/x-openoffice-gdimetafile;windows_formatname=&quot;GDIMetaFile&quot;" manifest:full-path="ObjectReplacements/ObjBFFFE741"/>
  <manifest:file-entry manifest:media-type="application/x-openoffice-gdimetafile;windows_formatname=&quot;GDIMetaFile&quot;" manifest:full-path="ObjectReplacements/ObjBFFFE742"/>
  <manifest:file-entry manifest:media-type="application/x-openoffice-gdimetafile;windows_formatname=&quot;GDIMetaFile&quot;" manifest:full-path="ObjectReplacements/ObjBFFFE743"/>
  <manifest:file-entry manifest:media-type="application/x-openoffice-gdimetafile;windows_formatname=&quot;GDIMetaFile&quot;" manifest:full-path="ObjectReplacements/ObjBFFFE744"/>
  <manifest:file-entry manifest:media-type="application/x-openoffice-gdimetafile;windows_formatname=&quot;GDIMetaFile&quot;" manifest:full-path="ObjectReplacements/ObjBFFFE745"/>
  <manifest:file-entry manifest:media-type="application/x-openoffice-gdimetafile;windows_formatname=&quot;GDIMetaFile&quot;" manifest:full-path="ObjectReplacements/ObjBFFFE746"/>
  <manifest:file-entry manifest:media-type="application/x-openoffice-gdimetafile;windows_formatname=&quot;GDIMetaFile&quot;" manifest:full-path="ObjectReplacements/ObjBFFFE747"/>
  <manifest:file-entry manifest:media-type="application/x-openoffice-gdimetafile;windows_formatname=&quot;GDIMetaFile&quot;" manifest:full-path="ObjectReplacements/ObjBFFFE748"/>
  <manifest:file-entry manifest:media-type="application/x-openoffice-gdimetafile;windows_formatname=&quot;GDIMetaFile&quot;" manifest:full-path="ObjectReplacements/ObjBFFFE749"/>
  <manifest:file-entry manifest:media-type="application/x-openoffice-gdimetafile;windows_formatname=&quot;GDIMetaFile&quot;" manifest:full-path="ObjectReplacements/ObjBFFFE74A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, Lucidasans, 'Lucida Sans', 'Arial Unicode MS'"/>
    <style:font-face style:name="Bitstream Vera Sans" svg:font-family="'Bitstream Vera Sans'" style:font-pitch="variable"/>
    <style:font-face style:name="FreeMono" svg:font-family="FreeMono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Mono"/>
    </style:style>
    <style:style style:name="P2" style:family="paragraph" style:parent-style-name="Standard">
      <style:text-properties style:font-name="FreeMono"/>
    </style:style>
    <style:style style:name="P3" style:family="paragraph" style:parent-style-name="Standard">
      <style:paragraph-properties fo:text-align="justify" style:justify-single-word="false"/>
      <style:text-properties style:font-name="FreeMono"/>
    </style:style>
    <style:style style:name="P4" style:family="paragraph" style:parent-style-name="Standard">
      <style:paragraph-properties fo:text-align="justify" style:justify-single-word="false"/>
    </style:style>
    <style:style style:name="T1" style:family="text">
      <style:text-properties style:font-name="FreeMono"/>
    </style:style>
    <style:style style:name="fr1" style:family="graphic" style:parent-style-name="Formula">
      <style:graphic-properties style:vertical-pos="middle" style:vertical-rel="text" style:horizontal-pos="from-left" style:horizontal-rel="paragraph-content"/>
    </style:style>
    <style:style style:name="fr2" style:family="graphic" style:parent-style-name="Formula">
      <style:graphic-properties style:vertical-pos="from-top" style:horizontal-pos="from-left" style:horizontal-rel="paragraph-cont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oría del Conteo.</text:p>
      <text:p text:style-name="P1">Introducción a las funciones generatrices</text:p>
      <text:p text:style-name="P1"/>
      <text:p text:style-name="P1">Tomado de Mohammad Dadashzadeh “the essentials of discrete structures”, Research and Education Association, <text:s/>EEUU, 1991. </text:p>
      <text:p text:style-name="P1">Traducción Libre de Jacinto Dávila.</text:p>
      <text:p text:style-name="P2"/>
      <text:p text:style-name="P3">El procedimiento general para contar permutaciones o combinaciones está basado en el concepto de función generatriz: una función polinómica cuyos coeficientes son los valores que buscamos al contar. Para combinaciones, la observación básica es que el valor <draw:frame draw:style-name="fr1" draw:name="Object1" text:anchor-type="as-char" svg:width="0.743cm" svg:height="1.035cm" draw:z-index="0"><draw:object xlink:href="./ObjBFFFE741" xlink:type="simple" xlink:show="embed" xlink:actuate="onLoad"/><draw:image xlink:href="./ObjectReplacements/ObjBFFFE741" xlink:type="simple" xlink:show="embed" xlink:actuate="onLoad"/></draw:frame>representa los coeficientes de la expansión binomial:</text:p>
      <text:p text:style-name="P1"/>
      <text:p text:style-name="P1"><draw:frame draw:style-name="fr2" draw:name="Object2" text:anchor-type="as-char" svg:y="-0.649cm" svg:width="3.261cm" svg:height="1.244cm" draw:z-index="1"><draw:object xlink:href="./ObjBFFFE742" xlink:type="simple" xlink:show="embed" xlink:actuate="onLoad"/><draw:image xlink:href="./ObjectReplacements/ObjBFFFE742" xlink:type="simple" xlink:show="embed" xlink:actuate="onLoad"/></draw:frame></text:p>
      <text:p text:style-name="P1"/>
      <text:p text:style-name="P3">La interpretación del lado izquierdo de esta fórmula dice que estamos manipulando n objetos (n es el exponente), cada uno de los cuáles puede ser seleccionado una vez (el 1 en el término x; <draw:frame draw:style-name="fr1" draw:name="Object3" text:anchor-type="as-char" svg:width="1.159cm" svg:height="0.563cm" draw:z-index="2"><draw:object xlink:href="./ObjBFFFE743" xlink:type="simple" xlink:show="embed" xlink:actuate="onLoad"/><draw:image xlink:href="./ObjectReplacements/ObjBFFFE743" xlink:type="simple" xlink:show="embed" xlink:actuate="onLoad"/></draw:frame>) o ninguna vez (el 0 en el término 1; <draw:frame draw:style-name="fr1" draw:name="Object4" text:anchor-type="as-char" svg:width="1.162cm" svg:height="0.563cm" draw:z-index="3"><draw:object xlink:href="./ObjBFFFE744" xlink:type="simple" xlink:show="embed" xlink:actuate="onLoad"/><draw:image xlink:href="./ObjectReplacements/ObjBFFFE744" xlink:type="simple" xlink:show="embed" xlink:actuate="onLoad"/></draw:frame>).</text:p>
      <text:p text:style-name="P2"/>
      <text:p text:style-name="P3">La interpretación del lado derecho de la fórmula dice que el coeficiente que acompañe al término <draw:frame draw:style-name="fr1" draw:name="Object5" text:anchor-type="as-char" svg:width="0.536cm" svg:height="0.563cm" draw:z-index="4"><draw:object xlink:href="./ObjBFFFE745" xlink:type="simple" xlink:show="embed" xlink:actuate="onLoad"/><draw:image xlink:href="./ObjectReplacements/ObjBFFFE745" xlink:type="simple" xlink:show="embed" xlink:actuate="onLoad"/></draw:frame>es el número de formas en que puedo escoger r objetos a partir de n (es decir, n tomados de r en r). </text:p>
      <text:p text:style-name="P2"/>
      <text:p text:style-name="P3">Ejemplo: ¿De cuantas maneras podemos seleccionar 8 bolitas de color a partir de un montón con 2 rojas, 3 azules, 4 amarillas y 5 negras, sujetas a la restricción de que el número de negras sea impar?</text:p>
      <text:p text:style-name="P2"/>
      <text:p text:style-name="P2">Para las rojas<text:tab/><text:tab/><text:tab/> <draw:frame draw:style-name="fr1" draw:name="Object6" text:anchor-type="as-char" svg:width="2.036cm" svg:height="0.57cm" draw:z-index="5"><draw:object xlink:href="./ObjBFFFE746" xlink:type="simple" xlink:show="embed" xlink:actuate="onLoad"/><draw:image xlink:href="./ObjectReplacements/ObjBFFFE746" xlink:type="simple" xlink:show="embed" xlink:actuate="onLoad"/></draw:frame></text:p>
      <text:p text:style-name="P2">Para las azules <text:tab/><text:tab/> <draw:frame draw:style-name="fr1" draw:name="Object7" text:anchor-type="as-char" svg:width="2.759cm" svg:height="0.57cm" draw:z-index="6"><draw:object xlink:href="./ObjBFFFE747" xlink:type="simple" xlink:show="embed" xlink:actuate="onLoad"/><draw:image xlink:href="./ObjectReplacements/ObjBFFFE747" xlink:type="simple" xlink:show="embed" xlink:actuate="onLoad"/></draw:frame></text:p>
      <text:p text:style-name="P2">Para las amarillas <text:tab/><text:tab/> <draw:frame draw:style-name="fr1" draw:name="Object8" text:anchor-type="as-char" svg:width="3.491cm" svg:height="0.57cm" draw:z-index="7"><draw:object xlink:href="./ObjBFFFE748" xlink:type="simple" xlink:show="embed" xlink:actuate="onLoad"/><draw:image xlink:href="./ObjectReplacements/ObjBFFFE748" xlink:type="simple" xlink:show="embed" xlink:actuate="onLoad"/></draw:frame></text:p>
      <text:p text:style-name="P2">Para las negras<text:tab/><text:tab/> <draw:frame draw:style-name="fr1" draw:name="Object9" text:anchor-type="as-char" svg:width="2.163cm" svg:height="0.57cm" draw:z-index="8"><draw:object xlink:href="./ObjBFFFE749" xlink:type="simple" xlink:show="embed" xlink:actuate="onLoad"/><draw:image xlink:href="./ObjectReplacements/ObjBFFFE749" xlink:type="simple" xlink:show="embed" xlink:actuate="onLoad"/></draw:frame></text:p>
      <text:p text:style-name="P2"/>
      <text:p text:style-name="P4"><text:span text:style-name="T1">La respuesta está en el coeficiente de </text:span><text:span text:style-name="T1"><draw:frame draw:style-name="fr1" draw:name="Object10" text:anchor-type="as-char" svg:width="0.564cm" svg:height="0.563cm" draw:z-index="9"><draw:object xlink:href="./ObjBFFFE74A" xlink:type="simple" xlink:show="embed" xlink:actuate="onLoad"/><draw:image xlink:href="./ObjectReplacements/ObjBFFFE74A" xlink:type="simple" xlink:show="embed" xlink:actuate="onLoad"/></draw:frame></text:span><text:span text:style-name="T1"> en la expansión del <text:s/>producto de esos polinomio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, Lucidasans, 'Lucida Sans', 'Arial Unicode MS'"/>
    <style:font-face style:name="Bitstream Vera Sans" svg:font-family="'Bitstream Vera Sans'" style:font-pitch="variable"/>
    <style:font-face style:name="FreeMono" svg:font-family="FreeMono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Bitstream Vera Sans" style:font-size-asian="12pt" style:language-asian="es" style:country-asian="ES" style:font-name-complex="Tahoma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5-11-22T06:45:03</meta:creation-date>
    <dc:date>2005-11-22T07:08:22</dc:date>
    <dc:language>en-US</dc:language>
    <meta:editing-cycles>5</meta:editing-cycles>
    <meta:editing-duration>PT23M2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0" meta:page-count="1" meta:paragraph-count="22" meta:word-count="218" meta:character-count="1330"/>
  </office:meta>
</office:document-meta>
</file>

<file path=ObjBFFFE741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table>
        <math:mtr>
          <math:mi>n</math:mi>
        </math:mtr>
        <math:mtr>
          <math:mi>r</math:mi>
        </math:mtr>
      </math:mtable>
      <math:mo math:stretchy="false">)</math:mo>
    </math:mrow>
    <math:annotation math:encoding="StarMath 5.0">(binom{n}{r})</math:annotation>
  </math:semantics>
</math:math>
</file>

<file path=ObjBFFFE742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row>
            <math:mo math:stretchy="false">(</math:mo>
            <math:mrow>
              <math:mn>1</math:mn>
              <math:mo math:stretchy="false">+</math:mo>
              <math:mi>x</math:mi>
            </math:mrow>
            <math:mo math:stretchy="false">)</math:mo>
          </math:mrow>
          <math:mi>n</math:mi>
        </math:msup>
        <math:mo math:stretchy="false">=</math:mo>
        <math:mrow>
          <math:munderover>
            <math:mo math:stretchy="false">∑</math:mo>
            <math:mrow>
              <math:mi>r</math:mi>
              <math:mo math:stretchy="false">=</math:mo>
              <math:mn>0</math:mn>
            </math:mrow>
            <math:mi>n</math:mi>
          </math:munderover>
          <math:mfenced math:open="" math:close="">
            <math:mtable>
              <math:mtr>
                <math:mi>n</math:mi>
              </math:mtr>
              <math:mtr>
                <math:mi>r</math:mi>
              </math:mtr>
            </math:mtable>
          </math:mfenced>
        </math:mrow>
      </math:mrow>
      <math:msup>
        <math:mi>x</math:mi>
        <math:mi>r</math:mi>
      </math:msup>
    </math:mrow>
    <math:annotation math:encoding="StarMath 5.0">(1+x)^{n}  =  sum from{r=0} to{n}   left ( binom{n}{r} right ) x^r</math:annotation>
  </math:semantics>
</math:math>
</file>

<file path=ObjBFFFE743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=</math:mo>
      <math:msup>
        <math:mi>x</math:mi>
        <math:mn>1</math:mn>
      </math:msup>
    </math:mrow>
    <math:annotation math:encoding="StarMath 5.0">x=x^1</math:annotation>
  </math:semantics>
</math:math>
</file>

<file path=ObjBFFFE744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=</math:mo>
      <math:msup>
        <math:mi>x</math:mi>
        <math:mn>0</math:mn>
      </math:msup>
    </math:mrow>
    <math:annotation math:encoding="StarMath 5.0">x=x^0</math:annotation>
  </math:semantics>
</math:math>
</file>

<file path=ObjBFFFE745/content.xml><?xml version="1.0" encoding="utf-8"?>
<!DOCTYPE math  PUBLIC '-//OpenOffice.org//DTD Modified W3C MathML 1.01//EN'  'math.dtd'>
<math:math xmlns:math="http://www.w3.org/1998/Math/MathML">
  <math:semantics>
    <math:msup>
      <math:mi>x</math:mi>
      <math:mi>r</math:mi>
    </math:msup>
    <math:annotation math:encoding="StarMath 5.0">x^r</math:annotation>
  </math:semantics>
</math:math>
</file>

<file path=ObjBFFFE746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row>
          <math:mn>1</math:mn>
          <math:mo math:stretchy="false">+</math:mo>
          <math:mi>x</math:mi>
        </math:mrow>
        <math:mo math:stretchy="false">+</math:mo>
        <math:msup>
          <math:mi>x</math:mi>
          <math:mn>2</math:mn>
        </math:msup>
      </math:mrow>
      <math:mo math:stretchy="false">)</math:mo>
    </math:mrow>
    <math:annotation math:encoding="StarMath 5.0">(1 + x + x^2)</math:annotation>
  </math:semantics>
</math:math>
</file>

<file path=ObjBFFFE747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row>
          <math:mrow>
            <math:mn>1</math:mn>
            <math:mo math:stretchy="false">+</math:mo>
            <math:mi>x</math:mi>
          </math:mrow>
          <math:mo math:stretchy="false">+</math:mo>
          <math:msup>
            <math:mi>x</math:mi>
            <math:mn>2</math:mn>
          </math:msup>
        </math:mrow>
        <math:mo math:stretchy="false">+</math:mo>
        <math:msup>
          <math:mi>x</math:mi>
          <math:mn>3</math:mn>
        </math:msup>
      </math:mrow>
      <math:mo math:stretchy="false">)</math:mo>
    </math:mrow>
    <math:annotation math:encoding="StarMath 5.0">(1+x+x^2+x^3)</math:annotation>
  </math:semantics>
</math:math>
</file>

<file path=ObjBFFFE748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row>
          <math:mrow>
            <math:mrow>
              <math:mn>1</math:mn>
              <math:mo math:stretchy="false">+</math:mo>
              <math:mi>x</math:mi>
            </math:mrow>
            <math:mo math:stretchy="false">+</math:mo>
            <math:msup>
              <math:mi>x</math:mi>
              <math:mn>2</math:mn>
            </math:msup>
          </math:mrow>
          <math:mo math:stretchy="false">+</math:mo>
          <math:msup>
            <math:mi>x</math:mi>
            <math:mn>3</math:mn>
          </math:msup>
        </math:mrow>
        <math:mo math:stretchy="false">+</math:mo>
        <math:msup>
          <math:mi>x</math:mi>
          <math:mn>4</math:mn>
        </math:msup>
      </math:mrow>
      <math:mo math:stretchy="false">)</math:mo>
    </math:mrow>
    <math:annotation math:encoding="StarMath 5.0">(1+x+x^2+x^3+x^4)</math:annotation>
  </math:semantics>
</math:math>
</file>

<file path=ObjBFFFE749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row>
          <math:mn>1</math:mn>
          <math:mo math:stretchy="false">+</math:mo>
          <math:msup>
            <math:mi>x</math:mi>
            <math:mn>3</math:mn>
          </math:msup>
        </math:mrow>
        <math:mo math:stretchy="false">+</math:mo>
        <math:msup>
          <math:mi>x</math:mi>
          <math:mn>5</math:mn>
        </math:msup>
      </math:mrow>
      <math:mo math:stretchy="false">)</math:mo>
    </math:mrow>
    <math:annotation math:encoding="StarMath 5.0">(1+x^3+x^5)</math:annotation>
  </math:semantics>
</math:math>
</file>

<file path=ObjBFFFE74A/content.xml><?xml version="1.0" encoding="utf-8"?>
<!DOCTYPE math  PUBLIC '-//OpenOffice.org//DTD Modified W3C MathML 1.01//EN'  'math.dtd'>
<math:math xmlns:math="http://www.w3.org/1998/Math/MathML">
  <math:semantics>
    <math:msup>
      <math:mi>x</math:mi>
      <math:mn>8</math:mn>
    </math:msup>
    <math:annotation math:encoding="StarMath 5.0">x^8</math:annotation>
  </math:semantics>
</math:math>
</file>